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93884" officeooo:paragraph-rsid="00293884" style:font-size-asian="16pt" style:font-name-complex="IRRoya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2863" officeooo:paragraph-rsid="002a2863" style:font-size-asian="16pt" style:font-name-complex="IRRoya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e5d8" officeooo:paragraph-rsid="002ae5d8" style:font-size-asian="16pt" style:font-name-complex="IRRoya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15">The Black island</text:p>
      <text:p text:style-name="P17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16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><dc:creator>Unknown Author</dc:creator><dc:date>2023-02-10T10:51:14.405510470</dc:date><text:p text:style-name="P28"><text:span text:style-name="T12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28"><text:span text:style-name="T12">حیف</text:span></text:p></office:annotation>Pity<office:annotation-end office:name="__Annotation__90_3705011688"/> they didn’t finish him off while they were about it. --- Look ! !</text:p>
      <text:p text:style-name="P18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19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0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1">Page 6:</text:p>
      <text:p text:style-name="P22">D<text:span text:style-name="T8">on’t let him see us. We can’t do anything here on the boat.</text:span></text:p>
      <text:p text:style-name="P23">Let’s see. We reach Dover in an hour’s time. A train from there will get me to Littlegate at ten past five. Then I’ll take a taxi to Eastdown from Littlegate stattion.</text:p>
      <text:p text:style-name="P23">LITTLEGATE <text:s/>- WAY OUT</text:p>
      <text:p text:style-name="P23">Can you drive me to Eastdown? - Yes, sir.</text:p>
      <text:p text:style-name="P23">I’m glad to see you, Ivan… No time to explain. Follow that taxi. - Right!</text:p>
      <text:p text:style-name="P23">Did you notice <text:span text:style-name="T9">that car, snowy … how it shot past us?</text:span></text:p>
      <text:p text:style-name="P24">It’s O.K., they’re coming this way … Ready?</text:p>
      <text:p text:style-name="P24">Going to be long, mate ? - I ... don’t know … It’s the brakes … Something wrong … </text:p>
      <text:p text:style-name="P24">Fine! --- Too easy !</text:p>
      <text:p text:style-name="P24"><text:soft-page-break/>Look , Puschov ; our friend Tintin is coming round. - Aha!</text:p>
      <text:p text:style-name="P24">So, you managed to escape from the police. It would have been wiser to stay safely behind bars.</text:p>
      <text:p text:style-name="P24">S<text:span text:style-name="T10">top, Ivan. This will do. - O.K. --- Get out! And don’t try to be clever with me!</text:span></text:p>
      <text:p text:style-name="P25">Don’t think this <text:span text:style-name="T11">joke has gone far enough <text:s/>? <text:s/>What do you want with me ?</text:span></text:p>
      <text:p text:style-name="P26">You needn’t put on an act for us. You know as well as we do. - Undo the rope.</text:p>
      <text:p text:style-name="P26">Good. Now my brilliant friend, you are going to become the world high – diving champion. Jump !</text:p>
      <text:p text:style-name="P27">Page 7:</text:p>
      <text:p text:style-name="P26">Th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18T12:07:14.658238038</dc:date>
    <meta:editing-duration>PT2H41M3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6" meta:paragraph-count="75" meta:word-count="1075" meta:character-count="5234" meta:non-whitespace-character-count="4222"/>
  </office:meta>
</office:document-meta>
</file>